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953in"/>
    </style:style>
    <style:style style:name="co3" style:family="table-column">
      <style:table-column-properties fo:break-before="auto" style:column-width="7.91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>
            <text:p>Company</text:p>
          </table:table-cell>
          <table:table-cell office:value-type="string">
            <text:p>Website</text:p>
          </table:table-cell>
          <table:table-cell/>
        </table:table-row>
        <table:table-row table:style-name="ro1">
          <table:table-cell office:value-type="string">
            <text:p>Generali italia</text:p>
          </table:table-cell>
          <table:table-cell table:style-name="ce2" office:value-type="string">
            <text:p>https://www.generali.it/note-legali</text:p>
          </table:table-cell>
          <table:table-cell/>
        </table:table-row>
        <table:table-row table:style-name="ro1">
          <table:table-cell table:style-name="ce1" office:value-type="string">
            <text:p>AXA Italy</text:p>
          </table:table-cell>
          <table:table-cell table:style-name="ce2" office:value-type="string">
            <text:p>None</text:p>
          </table:table-cell>
          <table:table-cell/>
        </table:table-row>
        <table:table-row table:style-name="ro1">
          <table:table-cell office:value-type="string">
            <text:p>Credit agricole</text:p>
          </table:table-cell>
          <table:table-cell table:style-name="ce2" office:value-type="string">
            <text:p>https://www.ca-vita.it/bilanci-e-sfcr</text:p>
          </table:table-cell>
          <table:table-cell/>
        </table:table-row>
        <table:table-row table:style-name="ro1">
          <table:table-cell office:value-type="string">
            <text:p>Banco BPM Vita S.p.A.</text:p>
          </table:table-cell>
          <table:table-cell office:value-type="string">
            <text:p>https://www.bancobpmvita.it/dati-societari/</text:p>
          </table:table-cell>
          <table:table-cell/>
        </table:table-row>
        <table:table-row table:style-name="ro1">
          <table:table-cell office:value-type="string">
            <text:p>HDI Assicurazioni S.p.A.</text:p>
          </table:table-cell>
          <table:table-cell table:style-name="ce2" office:value-type="string">
            <text:p>https://www.hdiassicurazioni.it/it/comunicazioni-e-avvisi/assicurazioni-hdi-informativa-mercato</text:p>
          </table:table-cell>
          <table:table-cell/>
        </table:table-row>
        <table:table-row table:style-name="ro1">
          <table:table-cell office:value-type="string">
            <text:p>Mediolanum</text:p>
          </table:table-cell>
          <table:table-cell office:value-type="string">
            <text:p>https://www.mediolanumassicurazioni.it/relazione-solvibilita-condizione-finanziaria</text:p>
          </table:table-cell>
          <table:table-cell/>
        </table:table-row>
        <table:table-row table:style-name="ro1">
          <table:table-cell office:value-type="string">
            <text:p>Poste Vita</text:p>
          </table:table-cell>
          <table:table-cell office:value-type="string">
            <text:p>https://postevita.poste.it/dati-di-bilancio-di-poste-vita/</text:p>
          </table:table-cell>
          <table:table-cell/>
        </table:table-row>
        <table:table-row table:style-name="ro1">
          <table:table-cell office:value-type="string">
            <text:p>Credemvita</text:p>
          </table:table-cell>
          <table:table-cell office:value-type="string">
            <text:p>https://www.credemvita.it/content/credemvita/it/home/investor-relations.html</text:p>
          </table:table-cell>
          <table:table-cell/>
        </table:table-row>
        <table:table-row table:style-name="ro1">
          <table:table-cell office:value-type="string">
            <text:p>Intesa</text:p>
          </table:table-cell>
          <table:table-cell office:value-type="string">
            <text:p>https://www.intesasanpaoloassicurazioni.com/it/chi-siamo/solvency-ii.html</text:p>
          </table:table-cell>
          <table:table-cell/>
        </table:table-row>
        <table:table-row table:style-name="ro1">
          <table:table-cell office:value-type="string">
            <text:p>CNP Vita Assicura S.p.A</text:p>
          </table:table-cell>
          <table:table-cell table:style-name="ce2" office:value-type="string">
            <text:p>https://www.gruppocnp.it/chi-siamo/societ%C3%A0</text:p>
          </table:table-cell>
          <table:table-cell/>
        </table:table-row>
        <table:table-row table:style-name="ro1">
          <table:table-cell office:value-type="string">
            <text:p>Reale Mutua</text:p>
          </table:table-cell>
          <table:table-cell office:value-type="string">
            <text:p>https://www.realegroup.eu/EN/corporate/reports-and-financial-statements</text:p>
          </table:table-cell>
          <table:table-cell office:value-type="string">
            <text:p>VPN</text:p>
          </table:table-cell>
        </table:table-row>
        <table:table-row table:style-name="ro1">
          <table:table-cell office:value-type="string">
            <text:p>Cardif Vita S.p.A.</text:p>
          </table:table-cell>
          <table:table-cell office:value-type="string">
            <text:p>https://bnpparibascardif.it/notizie-e-comunicati/</text:p>
          </table:table-cell>
          <table:table-cell/>
        </table:table-row>
        <table:table-row table:style-name="ro1">
          <table:table-cell office:value-type="string">
            <text:p>Helvetia Vita</text:p>
          </table:table-cell>
          <table:table-cell office:value-type="string">
            <text:p>https://www.helvetia.com/it/web/it/chi-siamo/helvetia/helvetia-in-italia/solvencyII.html</text:p>
          </table:table-cell>
          <table:table-cell/>
        </table:table-row>
        <table:table-row table:style-name="ro1">
          <table:table-cell office:value-type="string">
            <text:p>Grupo ITAS</text:p>
          </table:table-cell>
          <table:table-cell office:value-type="string">
            <text:p>https://www.gruppoitas.it/it/dati-societari/sfcr-unico-di-gruppo</text:p>
          </table:table-cell>
          <table:table-cell office:value-type="string">
            <text:p>VPN</text:p>
          </table:table-cell>
        </table:table-row>
        <table:table-row table:style-name="ro1">
          <table:table-cell office:value-type="string">
            <text:p>Vittoria assicurazione</text:p>
          </table:table-cell>
          <table:table-cell office:value-type="string">
            <text:p>https://www.vittoriaassicurazioni.com/investor-relations-eng/sfcr-solvency-and-financial-condition-of-group/</text:p>
          </table:table-cell>
          <table:table-cell/>
        </table:table-row>
        <table:table-row table:style-name="ro1">
          <table:table-cell office:value-type="string">
            <text:p>Groupama Assicurazioni</text:p>
          </table:table-cell>
          <table:table-cell office:value-type="string">
            <text:p>https://www.groupama.com/en/analysts/financial-publications/solvency-and-financial-condition-reports-sfcr/</text:p>
          </table:table-cell>
          <table:table-cell/>
        </table:table-row>
        <table:table-row table:style-name="ro1">
          <table:table-cell office:value-type="string">
            <text:p>UniCredit Allianz Vita S.p.A.</text:p>
          </table:table-cell>
          <table:table-cell office:value-type="string">
            <text:p>https://www.unicreditallianzvita.it/chi-siamo/governance/solvency-ii---sfcr.html</text:p>
          </table:table-cell>
          <table:table-cell/>
        </table:table-row>
        <table:table-row table:style-name="ro1">
          <table:table-cell office:value-type="string">
            <text:p>Zurich Investments Life S.p.A</text:p>
          </table:table-cell>
          <table:table-cell table:style-name="ce2" office:value-type="string">
            <text:p>https://www.zurich.it/zurich-per-te/avvisi/sfcr-report</text:p>
          </table:table-cell>
          <table:table-cell/>
        </table:table-row>
        <table:table-row table:style-name="ro1">
          <table:table-cell office:value-type="string">
            <text:p>UniCredit Life</text:p>
          </table:table-cell>
          <table:table-cell office:value-type="string">
            <text:p>https://www.unicreditlife.it/chisiamo/solvency</text:p>
          </table:table-cell>
          <table:table-cell/>
        </table:table-row>
        <table:table-row table:style-name="ro1">
          <table:table-cell office:value-type="string">
            <text:p>Athora</text:p>
          </table:table-cell>
          <table:table-cell office:value-type="string">
            <text:p>https://www.athora.it/chi-siamo/documenti-societari/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24">04/24/2026</text:date>, <text:time>02:09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9M49S</meta:editing-duration>
    <meta:editing-cycles>17</meta:editing-cycles>
    <meta:generator>OpenOffice/4.1.16$Win32 OpenOffice.org_project/4116m3$Build-9816</meta:generator>
    <dc:date>2026-04-24T02:09:04.34</dc:date>
    <dc:creator>Gregor Fabjan</dc:creator>
    <meta:document-statistic meta:table-count="3" meta:cell-count="44" meta:object-count="0"/>
    <meta:user-defined meta:name="Info 1"/>
    <meta:user-defined meta:name="Info 2"/>
    <meta:user-defined meta:name="Info 3"/>
    <meta:user-defined meta:name="Info 4"/>
  </office:meta>
</office:document-meta>
</file>